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draw:fill-color="#dddddd" draw:textarea-horizontal-align="justify" draw:textarea-vertical-align="middle" draw:auto-grow-height="false" fo:min-height="19.35cm" fo:min-width="32.52cm"/>
    </style:style>
    <style:style style:name="gr2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7.55cm" fo:min-width="16.9cm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8.5cm"/>
    </style:style>
    <style:style style:name="gr4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1.45cm" fo:min-width="3.9cm" draw:shadow-opacity="50%"/>
    </style:style>
    <style:style style:name="gr5" style:family="graphic" style:parent-style-name="standard">
      <style:graphic-properties svg:stroke-color="#000000" draw:fill-color="#ff33ff" draw:opacity="50%" draw:textarea-horizontal-align="justify" draw:textarea-vertical-align="middle" draw:auto-grow-height="false" fo:min-height="12.65cm" fo:min-width="12.3cm" draw:shadow-opacity="50%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7" style:family="graphic" style:parent-style-name="standard">
      <style:graphic-properties draw:textarea-horizontal-align="justify" draw:textarea-vertical-align="middle" draw:auto-grow-height="false" fo:min-height="9.15cm" fo:min-width="6.1cm"/>
    </style:style>
    <style:style style:name="gr8" style:family="graphic" style:parent-style-name="standard">
      <style:graphic-properties svg:stroke-color="#000000" draw:fill-color="#dddddd" draw:opacity="50%" draw:textarea-horizontal-align="justify" draw:textarea-vertical-align="middle" draw:auto-grow-height="false" fo:min-height="16.15cm" fo:min-width="30.05cm" draw:shadow-opacity="50%"/>
    </style:style>
    <style:style style:name="gr9" style:family="graphic" style:parent-style-name="standard">
      <style:graphic-properties svg:stroke-color="#ff6600" draw:fill-color="#dddddd" draw:opacity="50%" draw:textarea-horizontal-align="justify" draw:textarea-vertical-align="middle" draw:auto-grow-height="false" fo:min-height="1.35cm" fo:min-width="32.52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6600" draw:opacity="50%"/>
      <style:paragraph-properties fo:text-align="center"/>
    </style:style>
    <style:style style:name="P4" style:family="paragraph">
      <loext:graphic-properties draw:fill-color="#ff33ff" draw:opacity="50%"/>
      <style:paragraph-properties fo:text-align="center"/>
    </style:style>
    <style:style style:name="P5" style:family="paragraph">
      <style:paragraph-properties fo:text-align="center"/>
      <style:text-properties style:font-name="Ubuntu Mono" fo:font-size="12pt" style:font-size-asian="12pt" style:font-size-complex="12pt"/>
    </style:style>
    <style:style style:name="P6" style:family="paragraph">
      <loext:graphic-properties draw:fill-color="#dddddd" draw:opacity="50%"/>
      <style:paragraph-properties fo:text-align="center"/>
    </style:style>
    <style:style style:name="T1" style:family="text">
      <style:text-properties style:font-name="Ubuntu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3.02cm" svg:height="19.6cm" svg:x="5cm" svg:y="4.9cm">
          <text:p text:style-name="P1">CA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4cm" svg:height="7.8cm" svg:x="5.8cm" svg:y="6.7cm">
          <text:p text:style-name="P1">Battery Module</text:p>
          <text:p text:style-name="P1">XT-16000QC2</text:p>
          <text:p text:style-name="P1">21,5mm hoc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6cm" svg:x="12.2cm" svg:y="17.5cm">
          <text:p text:style-name="P1">Mainboard</text:p>
          <text:p text:style-name="P1">Raspberry Pi 3B+</text:p>
          <text:p text:style-name="P1">20mm hoch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7cm" svg:x="33.6cm" svg:y="9.2cm">
          <text:p text:style-name="P1">Thinkpad DC-In</text:p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8cm" svg:height="12.9cm" svg:x="25.1cm" svg:y="11.3cm">
          <text:p text:style-name="P1">Slimline Drive Bay</text:p>
          <text:p text:style-name="P1">Max. 13mm</text:p>
          <text:p text:style-name="P1"/>
          <text:p text:style-name="P1">Default: 2,5“ Hot Swap Drive Bay</text:p>
          <text:p text:style-name="P1">Max. 9,5mm 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cm" svg:x="25.8cm" svg:y="5.2cm">
          <text:p text:style-name="P5"><text:span text:style-name="T1">NF-A4X10-FLX</text:span></text:p>
          <text:p text:style-name="P5"><text:span text:style-name="T1">5V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cm" svg:height="9.4cm" svg:x="5.2cm" svg:y="14.8cm">
          <text:p text:style-name="P1">I/O &amp; MISC</text:p>
          <text:p text:style-name="P1">LTE/4G/3G</text:p>
          <text:p text:style-name="P1">Serial</text:p>
          <text:p text:style-name="P1">SDR</text:p>
          <text:p text:style-name="P1">GPS/GLONAS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0.55cm" svg:height="16.4cm" svg:x="6.235cm" svg:y="7.2cm">
          <text:p text:style-name="P1">ThinkPad Compact Keyboard USB</text:p>
          <text:p text:style-name="P1">13,5mm hoch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3.02cm" svg:height="1.6cm" svg:x="5cm" svg:y="5.2cm">
          <text:p text:style-name="P1">13,3“ Display [HDMI 1080p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9:45:30.047737159</meta:creation-date>
    <dc:date>2018-06-03T06:49:03.921086451</dc:date>
    <meta:editing-duration>PT2H33M26S</meta:editing-duration>
    <meta:editing-cycles>10</meta:editing-cycles>
    <meta:generator>LibreOffice/5.1.6.2$Linux_X86_64 LibreOffice_project/10m0$Build-2</meta:generator>
    <meta:document-statistic meta:object-count="9"/>
  </office:meta>
</office:document-meta>
</file>